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EXANDER RABANA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IMENTOS BALANCEADOS BIONUTRE DEL PERU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ABANAL DIAZ, FREDY ALEXAN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GALLINAS ROJAS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053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1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3:13:0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